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8.54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56.61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87.99pt"/>
    </style:style>
    <style:style style:name="co12" style:family="table-column">
      <style:table-column-properties fo:break-before="auto" style:column-width="130.7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anguage_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nguage nam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Tone (13A)</text:p>
          </table:table-cell>
          <table:table-cell office:value-type="string" calcext:value-type="string">
            <text:p>Rhythm type (17A)</text:p>
          </table:table-cell>
          <table:table-cell office:value-type="string" calcext:value-type="string">
            <text:p>Fixed stress location (14A)</text:p>
          </table:table-cell>
          <table:table-cell office:value-type="string" calcext:value-type="string">
            <text:p>Weight-sensitive stress (15A)</text:p>
          </table:table-cell>
          <table:table-cell office:value-type="string" calcext:value-type="string">
            <text:p>Syllable structure (12A)</text:p>
          </table:table-cell>
          <table:table-cell office:value-type="string" calcext:value-type="string">
            <text:p>isochrony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fro-Asiatic</text:p>
          </table:table-cell>
          <table:table-cell office:value-type="string" calcext:value-type="string">
            <text:p>Semit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ocha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ight-oriented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tress-timed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42.5" calcext:value-type="float">
            <text:p>42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ulgar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tress-timed/syllable-timed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predictabl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yllable-timed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lavic</text:p>
          </table:table-cell>
          <table:table-cell table:style-name="ce1" office:value-type="string" calcext:value-type="string">
            <text:p>simp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unbounde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ess-timed/syllable-timed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lavic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trochaic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ess-timed/syllable-timed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ight-edg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yllable-timed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ocha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ight-oriented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tress-timed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string" calcext:value-type="string">
            <text:p>Japanese</text:p>
          </table:table-cell>
          <table:table-cell office:value-type="string" calcext:value-type="string">
            <text:p>simple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Mora-timed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float" office:value="37.5" calcext:value-type="float">
            <text:p>37.5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string" calcext:value-type="string">
            <text:p>Korean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yllable-timed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ochaic</text:p>
          </table:table-cell>
          <table:table-cell office:value-type="string" calcext:value-type="string">
            <text:p>penultimate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tress-timed/syllable-timed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float" office:value="39" calcext:value-type="float">
            <text:p>39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Romance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ight-ed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ess-timed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lavic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unbounded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tress-timed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40" calcext:value-type="float">
            <text:p>4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ocha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ight-edg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yllable-timed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ermanic</text:p>
          </table:table-cell>
          <table:table-cell table:style-name="ce1" office:value-type="string" calcext:value-type="string">
            <text:p>simp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ight-oriente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ess-timed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11" calcext:value-type="float">
            <text:p>11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Dravidian</text:p>
          </table:table-cell>
          <table:table-cell office:value-type="string" calcext:value-type="string">
            <text:p>Southern Dravidian</text:p>
          </table:table-cell>
          <table:table-cell table:style-name="ce1"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ora-timed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Tai-Kadai</text:p>
          </table:table-cell>
          <table:table-cell office:value-type="string" calcext:value-type="string">
            <text:p>Kam-Tai</text:p>
          </table:table-cell>
          <table:table-cell office:value-type="string" calcext:value-type="string">
            <text:p>comple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tress-timed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Altaic</text:p>
          </table:table-cell>
          <table:table-cell office:value-type="string" calcext:value-type="string">
            <text:p>Turkic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unbounde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yllable-timed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float" office:value="10.5" calcext:value-type="float">
            <text:p>10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Austro-Asiatic</text:p>
          </table:table-cell>
          <table:table-cell office:value-type="string" calcext:value-type="string">
            <text:p>Viet-Muong</text:p>
          </table:table-cell>
          <table:table-cell office:value-type="string" calcext:value-type="string">
            <text:p>comple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yllable-timed</text:p>
          </table:table-cell>
        </table:table-row>
        <table:table-row table:style-name="ro1">
          <table:table-cell office:value-type="string" calcext:value-type="string">
            <text:p>WU</text:p>
          </table:table-cell>
          <table:table-cell office:value-type="float" office:value="31.6666666667" calcext:value-type="float">
            <text:p>31.6666666667</text:p>
          </table:table-cell>
          <table:table-cell office:value-type="float" office:value="119.916666667" calcext:value-type="float">
            <text:p>119.916666667</text:p>
          </table:table-cell>
          <table:table-cell office:value-type="string" calcext:value-type="string">
            <text:p>Chinese-Shanghai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omplex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Syllable-timed/mora-timed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<text:a xlink:href="https://www.eurasip.org/Proceedings/Eusipco/Eusipco2007/Papers/d4p-j05.pdf" xlink:type="simple">https://www.eurasip.org/Proceedings/Eusipco/Eusipco2007/Papers/d4p-j05.pdf</text:a>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2" office:value-type="string" calcext:value-type="string">
            <text:p><text:a xlink:href="https://www.tipsypilgrim.com/blog/why-portuguese-is-the-best-language-for-music.html" xlink:type="simple">https://www.tipsypilgrim.com/blog/why-portuguese-is-the-best-language-for-music.html</text:a>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2" office:value-type="string" calcext:value-type="string">
            <text:p><text:a xlink:href="https://en.wikipedia.org/wiki/Czech_phonology" xlink:type="simple">https://en.wikipedia.org/wiki/Czech_phonology</text:a>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2" office:value-type="string" calcext:value-type="string">
            <text:p><text:a xlink:href="http://basic-croatian.blogspot.com/2010/02/59.html" xlink:type="simple">http://basic-croatian.blogspot.com/2010/02/59.html</text:a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2T16:23:37.799470999</dc:date>
    <meta:editing-duration>PT10M7S</meta:editing-duration>
    <meta:editing-cycles>3</meta:editing-cycles>
    <meta:generator>LibreOffice/5.1.6.2$Linux_X86_64 LibreOffice_project/10m0$Build-2</meta:generator>
    <meta:document-statistic meta:table-count="1" meta:cell-count="244" meta:object-count="0"/>
  </office:meta>
</office:document-meta>
</file>